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ext-properties style:font-name="Liberation Sans" style:text-underline-style="solid" style:text-underline-width="auto" style:text-und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729fcf" style:text-align-source="fix" style:repeat-content="false" fo:wrap-option="wrap" fo:border-left="none" fo:border-right="none" fo:border-top="0.06pt solid #000000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fo:background-color="#729fcf" style:text-align-source="fix" style:repeat-content="false" fo:border-left="none" fo:border-right="none" fo:border-top="0.06pt solid #000000"/>
      <style:paragraph-properties fo:text-align="end" fo:margin-left="0in"/>
    </style:style>
    <style:style style:name="ce42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0.06pt solid #000000" fo:background-color="#d4ea6b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Sans"/>
    </style:style>
    <style:style style:name="ce44" style:family="table-cell" style:parent-style-name="Default">
      <style:table-cell-properties fo:border-bottom="0.06pt solid #000000" fo:background-color="#d4ea6b" style:text-align-source="fix" style:repeat-content="false" fo:wrap-option="wrap" fo:border-left="none" fo:border-right="none" fo:border-top="0.06pt solid #000000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">
      <style:text-properties style:font-name="Liberation Sans"/>
    </style:style>
    <style:style style:name="ce12" style:family="table-cell" style:parent-style-name="Default" style:data-style-name="N1">
      <style:table-cell-properties fo:border-bottom="0.06pt solid #000000" fo:border-left="none" fo:border-right="none" fo:border-top="none"/>
      <style:text-properties style:font-name="Liberation Sans"/>
    </style:style>
    <style:style style:name="ce13" style:family="table-cell" style:parent-style-name="Default">
      <style:table-cell-properties fo:border-bottom="0.06pt solid #000000" fo:background-color="#d4ea6b" fo:border-left="none" fo:border-right="none" fo:border-top="0.06pt solid #000000"/>
      <style:text-properties style:font-name="Liberation Sans"/>
    </style:style>
    <style:style style:name="ce48" style:family="table-cell" style:parent-style-name="Default">
      <style:table-cell-properties fo:border-bottom="0.06pt solid #000000" fo:background-color="#d4ea6b" style:text-align-source="fix" style:repeat-content="false" fo:wrap-option="wrap" fo:border-left="none" fo:border-right="none" fo:border-top="0.06pt solid #000000"/>
      <style:paragraph-properties fo:text-align="end" fo:margin-left="0in"/>
      <style:text-properties style:font-name="Liberation Sans"/>
    </style:style>
    <style:style style:name="ce49" style:family="table-cell" style:parent-style-name="Default" style:data-style-name="N11">
      <style:table-cell-properties fo:border-bottom="0.06pt solid #000000" fo:background-color="#d4ea6b" style:text-align-source="fix" style:repeat-content="false" fo:wrap-option="wrap" fo:border-left="none" fo:border-right="none" fo:border-top="0.06pt solid #000000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1">
      <style:text-properties style:font-name="Liberation Sans"/>
      <style:map style:condition="cell-content()&gt;=0.4" style:apply-style-name="Bad" style:base-cell-address="Sheet1.E17"/>
    </style:style>
    <style:style style:name="ce17" style:family="table-cell" style:parent-style-name="Default" style:data-style-name="N11">
      <style:table-cell-properties fo:border-bottom="0.06pt solid #000000" fo:border-left="none" fo:border-right="none" fo:border-top="none"/>
      <style:text-properties style:font-name="Liberation Sans"/>
      <style:map style:condition="cell-content()&gt;=0.4" style:apply-style-name="Bad" style:base-cell-address="Sheet1.E17"/>
    </style:style>
    <style:style style:name="ce18" style:family="table-cell" style:parent-style-name="Default">
      <style:table-cell-properties fo:border-bottom="0.06pt solid #000000" fo:background-color="#bf819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Sans"/>
    </style:style>
    <style:style style:name="ce53" style:family="table-cell" style:parent-style-name="Default">
      <style:table-cell-properties fo:border-bottom="0.06pt solid #000000" fo:background-color="#bf819e" style:text-align-source="fix" style:repeat-content="false" fo:wrap-option="wrap" fo:border-left="none" fo:border-right="none" fo:border-top="0.06pt solid #000000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">
      <style:table-cell-properties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">
      <style:table-cell-properties fo:border-bottom="0.06pt solid #000000" style:text-align-source="fix" style:repeat-content="false" fo:wrap-option="no-wrap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1">
      <style:table-cell-properties fo:background-color="#ffff00"/>
      <style:text-properties style:font-name="Liberation Sans"/>
    </style:style>
    <style:style style:name="ce26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fo:background-color="#ffff00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ackground-color="#bf819e" fo:border-left="none" fo:border-right="none" fo:border-top="0.06pt solid #000000"/>
      <style:text-properties style:font-name="Liberation Sans"/>
    </style:style>
    <style:style style:name="ce62" style:family="table-cell" style:parent-style-name="Default">
      <style:table-cell-properties fo:border-bottom="0.06pt solid #000000" fo:background-color="#bf819e" style:text-align-source="fix" style:repeat-content="false" fo:wrap-option="wrap" fo:border-left="none" fo:border-right="none" fo:border-top="0.06pt solid #000000"/>
      <style:paragraph-properties fo:text-align="end" fo:margin-left="0in"/>
      <style:text-properties style:font-name="Liberation Sans"/>
    </style:style>
    <style:style style:name="ce29" style:family="table-cell" style:parent-style-name="Default">
      <style:table-cell-properties fo:wrap-option="no-wrap"/>
      <style:text-properties style:font-name="Liberation Sans"/>
    </style:style>
    <style:style style:name="ce30" style:family="table-cell" style:parent-style-name="Default" style:data-style-name="N11">
      <style:table-cell-properties style:text-align-source="fix" style:repeat-content="false" fo:background-color="transparent" fo:wrap-option="no-wrap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.4" style:apply-style-name="Bad" style:base-cell-address="Sheet1.H17"/>
    </style:style>
    <style:style style:name="ce31" style:family="table-cell" style:parent-style-name="Default" style:data-style-name="N11">
      <style:table-cell-properties fo:border-bottom="0.06pt solid #000000" style:text-align-source="fix" style:repeat-content="false" fo:background-color="transparent" fo:wrap-option="no-wrap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.4" style:apply-style-name="Bad" style:base-cell-address="Sheet1.H17"/>
    </style:style>
    <style:style style:name="ce32" style:family="table-cell" style:parent-style-name="Default">
      <style:table-cell-properties fo:wrap-option="no-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8.0398in" svg:y="0.0343in">
            <draw:object draw:notify-on-update-of-ranges="Sheet1.A17:Sheet1.A36 Sheet1.C17:Sheet1.C36 Sheet1.A17:Sheet1.A36 Sheet1.F17:Sheet1.F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0539in" svg:y="8.1579in">
            <draw:object draw:notify-on-update-of-ranges="Sheet1.A17:Sheet1.A36 Sheet1.E17:Sheet1.E36 Sheet1.A17:Sheet1.A36 Sheet1.H17:Sheet1.H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8.1079in" svg:y="4.1177in">
            <draw:object draw:notify-on-update-of-ranges="Sheet1.A17:Sheet1.A36 Sheet1.D17:Sheet1.D36 Sheet1.A17:Sheet1.A36 Sheet1.G17:Sheet1.G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7"/>
        <table:table-column table:style-name="co1" table:default-cell-style-name="Default"/>
        <table:table-column table:style-name="co1" table:number-columns-repeated="2" table:default-cell-style-name="ce11"/>
        <table:table-column table:style-name="co1" table:default-cell-style-name="ce16"/>
        <table:table-column table:style-name="co1" table:default-cell-style-name="ce20"/>
        <table:table-column table:style-name="co1" table:default-cell-style-name="ce11"/>
        <table:table-column table:style-name="co1" table:default-cell-style-name="ce30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Loan duration vs monthly vs repayment, and required gearing ratio</text:p>
          </table:table-cell>
          <table:table-cell table:style-name="ce2" table:number-columns-repeated="6"/>
          <table:table-cell table:style-name="ce29"/>
          <table:table-cell table:style-name="ce32" table:number-columns-repeated="2"/>
        </table:table-row>
        <table:table-row table:style-name="ro1">
          <table:table-cell table:style-name="ce2" office:value-type="string" calcext:value-type="string">
            <text:p>Monthly income ($)</text:p>
          </table:table-cell>
          <table:table-cell table:style-name="ce5" table:number-columns-repeated="2"/>
          <table:table-cell table:style-name="ce3"/>
          <table:table-cell table:style-name="ce5" table:number-columns-repeated="2"/>
          <table:table-cell table:style-name="ce22" office:value-type="float" office:value="6500" calcext:value-type="float">
            <text:p>6500</text:p>
          </table:table-cell>
          <table:table-cell table:style-name="ce29"/>
          <table:table-cell table:style-name="ce32" table:number-columns-repeated="2"/>
        </table:table-row>
        <table:table-row table:style-name="ro1">
          <table:table-cell table:style-name="ce2" office:value-type="string" calcext:value-type="string">
            <text:p>P, principal amount of the loan ($)</text:p>
          </table:table-cell>
          <table:table-cell table:style-name="ce5" table:number-columns-repeated="5"/>
          <table:table-cell table:style-name="ce22" office:value-type="float" office:value="100000" calcext:value-type="float">
            <text:p>100000</text:p>
          </table:table-cell>
          <table:table-cell table:style-name="ce29"/>
          <table:table-cell table:style-name="ce32" table:number-columns-repeated="2"/>
        </table:table-row>
        <table:table-row table:style-name="ro1">
          <table:table-cell table:style-name="ce3"/>
          <table:table-cell table:style-name="ce2" table:number-columns-repeated="6"/>
          <table:table-cell table:style-name="ce29"/>
          <table:table-cell table:style-name="ce32" table:number-columns-repeated="2"/>
        </table:table-row>
        <table:table-row table:style-name="ro1">
          <table:table-cell table:style-name="ce4" office:value-type="string" calcext:value-type="string">
            <text:p>Flat rate loan</text:p>
          </table:table-cell>
          <table:table-cell table:style-name="ce3" table:number-columns-repeated="7"/>
          <table:table-cell table:number-columns-repeated="2"/>
        </table:table-row>
        <table:table-row table:style-name="ro1">
          <table:table-cell table:style-name="ce3" office:value-type="string" calcext:value-type="string">
            <text:p>Annual interest rate</text:p>
          </table:table-cell>
          <table:table-cell table:style-name="ce3" table:number-columns-repeated="5"/>
          <table:table-cell table:style-name="ce23" office:value-type="percentage" office:value="0.05" calcext:value-type="percentage">
            <text:p>5.00%</text:p>
          </table:table-cell>
          <table:table-cell table:style-name="ce3"/>
          <table:table-cell table:number-columns-repeated="2"/>
        </table:table-row>
        <table:table-row table:style-name="ro2">
          <table:table-cell table:style-name="ce2" office:value-type="string" calcext:value-type="string">
            <text:p>r, monthly interest rate (as a decimal, not a percentage)</text:p>
          </table:table-cell>
          <table:table-cell table:style-name="ce5" table:number-columns-repeated="5"/>
          <table:table-cell table:style-name="ce26" table:formula="of:=[.G6]/12" office:value-type="percentage" office:value="0.00416666666666667" calcext:value-type="percentage">
            <text:p>0.42%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/>
          <table:table-cell table:style-name="ce5" table:number-columns-repeated="5"/>
          <table:table-cell table:style-name="ce24"/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Amortized loan</text:p>
          </table:table-cell>
          <table:table-cell table:style-name="ce5" table:number-columns-repeated="5"/>
          <table:table-cell table:style-name="ce3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nual interest rate</text:p>
          </table:table-cell>
          <table:table-cell table:style-name="ce5" table:number-columns-repeated="5"/>
          <table:table-cell table:style-name="ce25" office:value-type="percentage" office:value="0.05" calcext:value-type="percentage">
            <text:p>5.00%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 calcext:value-type="string">
            <text:p>r, monthly interest rate (as a decimal, not a percentage)</text:p>
          </table:table-cell>
          <table:table-cell table:style-name="ce5" table:number-columns-repeated="5"/>
          <table:table-cell table:style-name="ce26" table:formula="of:=[.G10]/12" office:value-type="percentage" office:value="0.00416666666666667" calcext:value-type="percentage">
            <text:p>0.42%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5" table:number-columns-repeated="7"/>
          <table:table-cell table:style-name="ce3"/>
          <table:table-cell table:number-columns-repeated="2"/>
        </table:table-row>
        <table:table-row table:style-name="ro1">
          <table:table-cell table:style-name="ce3" office:value-type="string" calcext:value-type="string">
            <text:p>Resulting repayment</text:p>
          </table:table-cell>
          <table:table-cell table:style-name="ce3" table:number-columns-repeated="7"/>
          <table:table-cell table:number-columns-repeated="2"/>
        </table:table-row>
        <table:table-row table:style-name="ro1">
          <table:table-cell table:style-name="ce3" office:value-type="string" calcext:value-type="string">
            <text:p>Conditional formatting set to RED gearing ratio above 40%</text:p>
          </table:table-cell>
          <table:table-cell table:style-name="ce3"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3"/>
          <table:table-cell/>
          <table:table-cell table:style-name="ce9" office:value-type="string" calcext:value-type="string" table:number-columns-spanned="3" table:number-rows-spanned="1">
            <text:p>Flat rate loan</text:p>
          </table:table-cell>
          <table:covered-table-cell table:number-columns-repeated="2" table:style-name="ce13"/>
          <table:table-cell table:style-name="ce18" office:value-type="string" calcext:value-type="string" table:number-columns-spanned="3" table:number-rows-spanned="1">
            <text:p>Amortized loan</text:p>
          </table:table-cell>
          <table:covered-table-cell table:number-columns-repeated="2" table:style-name="ce27"/>
          <table:table-cell table:number-columns-repeated="2"/>
        </table:table-row>
        <table:table-row table:style-name="ro3">
          <table:table-cell table:style-name="ce38" office:value-type="string" calcext:value-type="string">
            <text:p>Months, n</text:p>
          </table:table-cell>
          <table:table-cell table:style-name="ce41" office:value-type="string" calcext:value-type="string">
            <text:p>Years</text:p>
          </table:table-cell>
          <table:table-cell table:style-name="ce44" office:value-type="string" calcext:value-type="string">
            <text:p>Monthly payment ($)</text:p>
          </table:table-cell>
          <table:table-cell table:style-name="ce48" office:value-type="string" calcext:value-type="string">
            <text:p>Interest paid ($)</text:p>
          </table:table-cell>
          <table:table-cell table:style-name="ce49" office:value-type="string" calcext:value-type="string">
            <text:p>Gearing ratio (%)</text:p>
          </table:table-cell>
          <table:table-cell table:style-name="ce53" office:value-type="string" calcext:value-type="string">
            <text:p>Monthly to pay ($)</text:p>
          </table:table-cell>
          <table:table-cell table:style-name="ce62" office:value-type="string" calcext:value-type="string">
            <text:p>Interest paid ($)</text:p>
          </table:table-cell>
          <table:table-cell table:style-name="ce53" office:value-type="string" calcext:value-type="string">
            <text:p>Gearing ratio (%)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A17]/12" office:value-type="float" office:value="1" calcext:value-type="float">
            <text:p>1</text:p>
          </table:table-cell>
          <table:table-cell table:formula="of:=([.$G$3]+([.$G$3]*[.$G$7]*[.A17]))/[.A17]" office:value-type="float" office:value="8750" calcext:value-type="float">
            <text:p>8750</text:p>
          </table:table-cell>
          <table:table-cell table:formula="of:=([.C17]*[.A17])-[.$G$3]" office:value-type="float" office:value="5000" calcext:value-type="float">
            <text:p>5000</text:p>
          </table:table-cell>
          <table:table-cell table:formula="of:=[.C17]/[.$G$2]" office:value-type="percentage" office:value="1.34615384615385" calcext:value-type="percentage">
            <text:p>134.62%</text:p>
          </table:table-cell>
          <table:table-cell table:formula="of:=[.$G$3]*[.$G$11]/(1-((1+[.$G$11])^-[.A17]))" office:value-type="float" office:value="8560.74817884674" calcext:value-type="float">
            <text:p>8561</text:p>
          </table:table-cell>
          <table:table-cell table:formula="of:=([.F17]*[.A17])-[.$G$3]" office:value-type="float" office:value="2728.97814616085" calcext:value-type="float">
            <text:p>2729</text:p>
          </table:table-cell>
          <table:table-cell table:formula="of:=[.F17]/[.$G$2]" office:value-type="percentage" office:value="1.31703818136104" calcext:value-type="percentage">
            <text:p>131.70%</text:p>
          </table:table-cell>
          <table:table-cell table:number-columns-repeated="2"/>
        </table:table-row>
        <table:table-row table:style-name="ro2">
          <table:table-cell table:formula="of:=[.A17]+12" office:value-type="float" office:value="24" calcext:value-type="float">
            <text:p>24</text:p>
          </table:table-cell>
          <table:table-cell table:formula="of:=[.A18]/12" office:value-type="float" office:value="2" calcext:value-type="float">
            <text:p>2</text:p>
          </table:table-cell>
          <table:table-cell table:formula="of:=([.$G$3]+([.$G$3]*[.$G$7]*[.A18]))/[.A18]" office:value-type="float" office:value="4583.33333333333" calcext:value-type="float">
            <text:p>4583</text:p>
          </table:table-cell>
          <table:table-cell table:formula="of:=([.C18]*[.A18])-[.$G$3]" office:value-type="float" office:value="10000" calcext:value-type="float">
            <text:p>10000</text:p>
          </table:table-cell>
          <table:table-cell table:formula="of:=[.C18]/[.$G$2]" office:value-type="percentage" office:value="0.705128205128205" calcext:value-type="percentage">
            <text:p>70.51%</text:p>
          </table:table-cell>
          <table:table-cell table:formula="of:=[.$G$3]*[.$G$11]/(1-((1+[.$G$11])^-[.A18]))" office:value-type="float" office:value="4387.13897340686" calcext:value-type="float">
            <text:p>4387</text:p>
          </table:table-cell>
          <table:table-cell table:formula="of:=([.F18]*[.A18])-[.$G$3]" office:value-type="float" office:value="5291.33536176456" calcext:value-type="float">
            <text:p>5291</text:p>
          </table:table-cell>
          <table:table-cell table:formula="of:=[.F18]/[.$G$2]" office:value-type="percentage" office:value="0.674944457447209" calcext:value-type="percentage">
            <text:p>67.49%</text:p>
          </table:table-cell>
          <table:table-cell table:number-columns-repeated="2"/>
        </table:table-row>
        <table:table-row table:style-name="ro2">
          <table:table-cell table:formula="of:=[.A18]+12" office:value-type="float" office:value="36" calcext:value-type="float">
            <text:p>36</text:p>
          </table:table-cell>
          <table:table-cell table:formula="of:=[.A19]/12" office:value-type="float" office:value="3" calcext:value-type="float">
            <text:p>3</text:p>
          </table:table-cell>
          <table:table-cell table:formula="of:=([.$G$3]+([.$G$3]*[.$G$7]*[.A19]))/[.A19]" office:value-type="float" office:value="3194.44444444444" calcext:value-type="float">
            <text:p>3194</text:p>
          </table:table-cell>
          <table:table-cell table:formula="of:=([.C19]*[.A19])-[.$G$3]" office:value-type="float" office:value="15000" calcext:value-type="float">
            <text:p>15000</text:p>
          </table:table-cell>
          <table:table-cell table:formula="of:=[.C19]/[.$G$2]" office:value-type="percentage" office:value="0.491452991452991" calcext:value-type="percentage">
            <text:p>49.15%</text:p>
          </table:table-cell>
          <table:table-cell table:formula="of:=[.$G$3]*[.$G$11]/(1-((1+[.$G$11])^-[.A19]))" office:value-type="float" office:value="2997.08971046656" calcext:value-type="float">
            <text:p>2997</text:p>
          </table:table-cell>
          <table:table-cell table:formula="of:=([.F19]*[.A19])-[.$G$3]" office:value-type="float" office:value="7895.22957679605" calcext:value-type="float">
            <text:p>7895</text:p>
          </table:table-cell>
          <table:table-cell table:formula="of:=[.F19]/[.$G$2]" office:value-type="percentage" office:value="0.461090724687163" calcext:value-type="percentage">
            <text:p>46.11%</text:p>
          </table:table-cell>
          <table:table-cell table:number-columns-repeated="2"/>
        </table:table-row>
        <table:table-row table:style-name="ro2">
          <table:table-cell table:formula="of:=[.A19]+12" office:value-type="float" office:value="48" calcext:value-type="float">
            <text:p>48</text:p>
          </table:table-cell>
          <table:table-cell table:formula="of:=[.A20]/12" office:value-type="float" office:value="4" calcext:value-type="float">
            <text:p>4</text:p>
          </table:table-cell>
          <table:table-cell table:formula="of:=([.$G$3]+([.$G$3]*[.$G$7]*[.A20]))/[.A20]" office:value-type="float" office:value="2500" calcext:value-type="float">
            <text:p>2500</text:p>
          </table:table-cell>
          <table:table-cell table:formula="of:=([.C20]*[.A20])-[.$G$3]" office:value-type="float" office:value="20000" calcext:value-type="float">
            <text:p>20000</text:p>
          </table:table-cell>
          <table:table-cell table:formula="of:=[.C20]/[.$G$2]" office:value-type="percentage" office:value="0.384615384615385" calcext:value-type="percentage">
            <text:p>38.46%</text:p>
          </table:table-cell>
          <table:table-cell table:formula="of:=[.$G$3]*[.$G$11]/(1-((1+[.$G$11])^-[.A20]))" office:value-type="float" office:value="2302.92935706466" calcext:value-type="float">
            <text:p>2303</text:p>
          </table:table-cell>
          <table:table-cell table:formula="of:=([.F20]*[.A20])-[.$G$3]" office:value-type="float" office:value="10540.6091391036" calcext:value-type="float">
            <text:p>10541</text:p>
          </table:table-cell>
          <table:table-cell table:formula="of:=[.F20]/[.$G$2]" office:value-type="percentage" office:value="0.354296824163794" calcext:value-type="percentage">
            <text:p>35.43%</text:p>
          </table:table-cell>
          <table:table-cell table:number-columns-repeated="2"/>
        </table:table-row>
        <table:table-row table:style-name="ro2">
          <table:table-cell table:formula="of:=[.A20]+12" office:value-type="float" office:value="60" calcext:value-type="float">
            <text:p>60</text:p>
          </table:table-cell>
          <table:table-cell table:formula="of:=[.A21]/12" office:value-type="float" office:value="5" calcext:value-type="float">
            <text:p>5</text:p>
          </table:table-cell>
          <table:table-cell table:formula="of:=([.$G$3]+([.$G$3]*[.$G$7]*[.A21]))/[.A21]" office:value-type="float" office:value="2083.33333333333" calcext:value-type="float">
            <text:p>2083</text:p>
          </table:table-cell>
          <table:table-cell table:formula="of:=([.C21]*[.A21])-[.$G$3]" office:value-type="float" office:value="25000" calcext:value-type="float">
            <text:p>25000</text:p>
          </table:table-cell>
          <table:table-cell table:formula="of:=[.C21]/[.$G$2]" office:value-type="percentage" office:value="0.320512820512821" calcext:value-type="percentage">
            <text:p>32.05%</text:p>
          </table:table-cell>
          <table:table-cell table:formula="of:=[.$G$3]*[.$G$11]/(1-((1+[.$G$11])^-[.A21]))" office:value-type="float" office:value="1887.1233644011" calcext:value-type="float">
            <text:p>1887</text:p>
          </table:table-cell>
          <table:table-cell table:formula="of:=([.F21]*[.A21])-[.$G$3]" office:value-type="float" office:value="13227.4018640659" calcext:value-type="float">
            <text:p>13227</text:p>
          </table:table-cell>
          <table:table-cell table:formula="of:=[.F21]/[.$G$2]" office:value-type="percentage" office:value="0.290326671446323" calcext:value-type="percentage">
            <text:p>29.03%</text:p>
          </table:table-cell>
          <table:table-cell table:number-columns-repeated="2"/>
        </table:table-row>
        <table:table-row table:style-name="ro2">
          <table:table-cell table:formula="of:=[.A21]+12" office:value-type="float" office:value="72" calcext:value-type="float">
            <text:p>72</text:p>
          </table:table-cell>
          <table:table-cell table:formula="of:=[.A22]/12" office:value-type="float" office:value="6" calcext:value-type="float">
            <text:p>6</text:p>
          </table:table-cell>
          <table:table-cell table:formula="of:=([.$G$3]+([.$G$3]*[.$G$7]*[.A22]))/[.A22]" office:value-type="float" office:value="1805.55555555556" calcext:value-type="float">
            <text:p>1806</text:p>
          </table:table-cell>
          <table:table-cell table:formula="of:=([.C22]*[.A22])-[.$G$3]" office:value-type="float" office:value="30000" calcext:value-type="float">
            <text:p>30000</text:p>
          </table:table-cell>
          <table:table-cell table:formula="of:=[.C22]/[.$G$2]" office:value-type="percentage" office:value="0.277777777777778" calcext:value-type="percentage">
            <text:p>27.78%</text:p>
          </table:table-cell>
          <table:table-cell table:formula="of:=[.$G$3]*[.$G$11]/(1-((1+[.$G$11])^-[.A22]))" office:value-type="float" office:value="1610.4932661451" calcext:value-type="float">
            <text:p>1610</text:p>
          </table:table-cell>
          <table:table-cell table:formula="of:=([.F22]*[.A22])-[.$G$3]" office:value-type="float" office:value="15955.515162447" calcext:value-type="float">
            <text:p>15956</text:p>
          </table:table-cell>
          <table:table-cell table:formula="of:=[.F22]/[.$G$2]" office:value-type="percentage" office:value="0.247768194791553" calcext:value-type="percentage">
            <text:p>24.78%</text:p>
          </table:table-cell>
          <table:table-cell table:number-columns-repeated="2"/>
        </table:table-row>
        <table:table-row table:style-name="ro2">
          <table:table-cell table:formula="of:=[.A22]+12" office:value-type="float" office:value="84" calcext:value-type="float">
            <text:p>84</text:p>
          </table:table-cell>
          <table:table-cell table:formula="of:=[.A23]/12" office:value-type="float" office:value="7" calcext:value-type="float">
            <text:p>7</text:p>
          </table:table-cell>
          <table:table-cell table:formula="of:=([.$G$3]+([.$G$3]*[.$G$7]*[.A23]))/[.A23]" office:value-type="float" office:value="1607.14285714286" calcext:value-type="float">
            <text:p>1607</text:p>
          </table:table-cell>
          <table:table-cell table:formula="of:=([.C23]*[.A23])-[.$G$3]" office:value-type="float" office:value="35000" calcext:value-type="float">
            <text:p>35000</text:p>
          </table:table-cell>
          <table:table-cell table:formula="of:=[.C23]/[.$G$2]" office:value-type="percentage" office:value="0.247252747252747" calcext:value-type="percentage">
            <text:p>24.73%</text:p>
          </table:table-cell>
          <table:table-cell table:formula="of:=[.$G$3]*[.$G$11]/(1-((1+[.$G$11])^-[.A23]))" office:value-type="float" office:value="1413.39090719071" calcext:value-type="float">
            <text:p>1413</text:p>
          </table:table-cell>
          <table:table-cell table:formula="of:=([.F23]*[.A23])-[.$G$3]" office:value-type="float" office:value="18724.8362040192" calcext:value-type="float">
            <text:p>18725</text:p>
          </table:table-cell>
          <table:table-cell table:formula="of:=[.F23]/[.$G$2]" office:value-type="percentage" office:value="0.217444754952416" calcext:value-type="percentage">
            <text:p>21.74%</text:p>
          </table:table-cell>
          <table:table-cell table:number-columns-repeated="2"/>
        </table:table-row>
        <table:table-row table:style-name="ro2">
          <table:table-cell table:formula="of:=[.A23]+12" office:value-type="float" office:value="96" calcext:value-type="float">
            <text:p>96</text:p>
          </table:table-cell>
          <table:table-cell table:formula="of:=[.A24]/12" office:value-type="float" office:value="8" calcext:value-type="float">
            <text:p>8</text:p>
          </table:table-cell>
          <table:table-cell table:formula="of:=([.$G$3]+([.$G$3]*[.$G$7]*[.A24]))/[.A24]" office:value-type="float" office:value="1458.33333333333" calcext:value-type="float">
            <text:p>1458</text:p>
          </table:table-cell>
          <table:table-cell table:formula="of:=([.C24]*[.A24])-[.$G$3]" office:value-type="float" office:value="40000" calcext:value-type="float">
            <text:p>40000</text:p>
          </table:table-cell>
          <table:table-cell table:formula="of:=[.C24]/[.$G$2]" office:value-type="percentage" office:value="0.224358974358974" calcext:value-type="percentage">
            <text:p>22.44%</text:p>
          </table:table-cell>
          <table:table-cell table:formula="of:=[.$G$3]*[.$G$11]/(1-((1+[.$G$11])^-[.A24]))" office:value-type="float" office:value="1265.99200121238" calcext:value-type="float">
            <text:p>1266</text:p>
          </table:table-cell>
          <table:table-cell table:formula="of:=([.F24]*[.A24])-[.$G$3]" office:value-type="float" office:value="21535.2321163888" calcext:value-type="float">
            <text:p>21535</text:p>
          </table:table-cell>
          <table:table-cell table:formula="of:=[.F24]/[.$G$2]" office:value-type="percentage" office:value="0.19476800018652" calcext:value-type="percentage">
            <text:p>19.48%</text:p>
          </table:table-cell>
          <table:table-cell table:number-columns-repeated="2"/>
        </table:table-row>
        <table:table-row table:style-name="ro2">
          <table:table-cell table:formula="of:=[.A24]+12" office:value-type="float" office:value="108" calcext:value-type="float">
            <text:p>108</text:p>
          </table:table-cell>
          <table:table-cell table:formula="of:=[.A25]/12" office:value-type="float" office:value="9" calcext:value-type="float">
            <text:p>9</text:p>
          </table:table-cell>
          <table:table-cell table:formula="of:=([.$G$3]+([.$G$3]*[.$G$7]*[.A25]))/[.A25]" office:value-type="float" office:value="1342.59259259259" calcext:value-type="float">
            <text:p>1343</text:p>
          </table:table-cell>
          <table:table-cell table:formula="of:=([.C25]*[.A25])-[.$G$3]" office:value-type="float" office:value="45000" calcext:value-type="float">
            <text:p>45000</text:p>
          </table:table-cell>
          <table:table-cell table:formula="of:=[.C25]/[.$G$2]" office:value-type="percentage" office:value="0.206552706552707" calcext:value-type="percentage">
            <text:p>20.66%</text:p>
          </table:table-cell>
          <table:table-cell table:formula="of:=[.$G$3]*[.$G$11]/(1-((1+[.$G$11])^-[.A25]))" office:value-type="float" office:value="1151.72731683647" calcext:value-type="float">
            <text:p>1152</text:p>
          </table:table-cell>
          <table:table-cell table:formula="of:=([.F25]*[.A25])-[.$G$3]" office:value-type="float" office:value="24386.550218339" calcext:value-type="float">
            <text:p>24387</text:p>
          </table:table-cell>
          <table:table-cell table:formula="of:=[.F25]/[.$G$2]" office:value-type="percentage" office:value="0.177188817974842" calcext:value-type="percentage">
            <text:p>17.72%</text:p>
          </table:table-cell>
          <table:table-cell table:number-columns-repeated="2"/>
        </table:table-row>
        <table:table-row table:style-name="ro2">
          <table:table-cell table:formula="of:=[.A25]+12" office:value-type="float" office:value="120" calcext:value-type="float">
            <text:p>120</text:p>
          </table:table-cell>
          <table:table-cell table:formula="of:=[.A26]/12" office:value-type="float" office:value="10" calcext:value-type="float">
            <text:p>10</text:p>
          </table:table-cell>
          <table:table-cell table:formula="of:=([.$G$3]+([.$G$3]*[.$G$7]*[.A26]))/[.A26]" office:value-type="float" office:value="1250" calcext:value-type="float">
            <text:p>1250</text:p>
          </table:table-cell>
          <table:table-cell table:formula="of:=([.C26]*[.A26])-[.$G$3]" office:value-type="float" office:value="50000" calcext:value-type="float">
            <text:p>50000</text:p>
          </table:table-cell>
          <table:table-cell table:formula="of:=[.C26]/[.$G$2]" office:value-type="percentage" office:value="0.192307692307692" calcext:value-type="percentage">
            <text:p>19.23%</text:p>
          </table:table-cell>
          <table:table-cell table:formula="of:=[.$G$3]*[.$G$11]/(1-((1+[.$G$11])^-[.A26]))" office:value-type="float" office:value="1060.65515239076" calcext:value-type="float">
            <text:p>1061</text:p>
          </table:table-cell>
          <table:table-cell table:formula="of:=([.F26]*[.A26])-[.$G$3]" office:value-type="float" office:value="27278.6182868906" calcext:value-type="float">
            <text:p>27279</text:p>
          </table:table-cell>
          <table:table-cell table:formula="of:=[.F26]/[.$G$2]" office:value-type="percentage" office:value="0.163177715752424" calcext:value-type="percentage">
            <text:p>16.32%</text:p>
          </table:table-cell>
          <table:table-cell table:number-columns-repeated="2"/>
        </table:table-row>
        <table:table-row table:style-name="ro2">
          <table:table-cell table:formula="of:=[.A26]+12" office:value-type="float" office:value="132" calcext:value-type="float">
            <text:p>132</text:p>
          </table:table-cell>
          <table:table-cell table:formula="of:=[.A27]/12" office:value-type="float" office:value="11" calcext:value-type="float">
            <text:p>11</text:p>
          </table:table-cell>
          <table:table-cell table:formula="of:=([.$G$3]+([.$G$3]*[.$G$7]*[.A27]))/[.A27]" office:value-type="float" office:value="1174.24242424242" calcext:value-type="float">
            <text:p>1174</text:p>
          </table:table-cell>
          <table:table-cell table:formula="of:=([.C27]*[.A27])-[.$G$3]" office:value-type="float" office:value="55000" calcext:value-type="float">
            <text:p>55000</text:p>
          </table:table-cell>
          <table:table-cell table:formula="of:=[.C27]/[.$G$2]" office:value-type="percentage" office:value="0.180652680652681" calcext:value-type="percentage">
            <text:p>18.07%</text:p>
          </table:table-cell>
          <table:table-cell table:formula="of:=[.$G$3]*[.$G$11]/(1-((1+[.$G$11])^-[.A27]))" office:value-type="float" office:value="986.448824675521" calcext:value-type="float">
            <text:p>986</text:p>
          </table:table-cell>
          <table:table-cell table:formula="of:=([.F27]*[.A27])-[.$G$3]" office:value-type="float" office:value="30211.2448571688" calcext:value-type="float">
            <text:p>30211</text:p>
          </table:table-cell>
          <table:table-cell table:formula="of:=[.F27]/[.$G$2]" office:value-type="percentage" office:value="0.151761357642388" calcext:value-type="percentage">
            <text:p>15.18%</text:p>
          </table:table-cell>
          <table:table-cell table:number-columns-repeated="2"/>
        </table:table-row>
        <table:table-row table:style-name="ro2">
          <table:table-cell table:formula="of:=[.A27]+12" office:value-type="float" office:value="144" calcext:value-type="float">
            <text:p>144</text:p>
          </table:table-cell>
          <table:table-cell table:formula="of:=[.A28]/12" office:value-type="float" office:value="12" calcext:value-type="float">
            <text:p>12</text:p>
          </table:table-cell>
          <table:table-cell table:formula="of:=([.$G$3]+([.$G$3]*[.$G$7]*[.A28]))/[.A28]" office:value-type="float" office:value="1111.11111111111" calcext:value-type="float">
            <text:p>1111</text:p>
          </table:table-cell>
          <table:table-cell table:formula="of:=([.C28]*[.A28])-[.$G$3]" office:value-type="float" office:value="60000" calcext:value-type="float">
            <text:p>60000</text:p>
          </table:table-cell>
          <table:table-cell table:formula="of:=[.C28]/[.$G$2]" office:value-type="percentage" office:value="0.170940170940171" calcext:value-type="percentage">
            <text:p>17.09%</text:p>
          </table:table-cell>
          <table:table-cell table:formula="of:=[.$G$3]*[.$G$11]/(1-((1+[.$G$11])^-[.A28]))" office:value-type="float" office:value="924.890413569855" calcext:value-type="float">
            <text:p>925</text:p>
          </table:table-cell>
          <table:table-cell table:formula="of:=([.F28]*[.A28])-[.$G$3]" office:value-type="float" office:value="33184.2195540591" calcext:value-type="float">
            <text:p>33184</text:p>
          </table:table-cell>
          <table:table-cell table:formula="of:=[.F28]/[.$G$2]" office:value-type="percentage" office:value="0.142290832856901" calcext:value-type="percentage">
            <text:p>14.23%</text:p>
          </table:table-cell>
          <table:table-cell table:number-columns-repeated="2"/>
        </table:table-row>
        <table:table-row table:style-name="ro2">
          <table:table-cell table:formula="of:=[.A28]+12" office:value-type="float" office:value="156" calcext:value-type="float">
            <text:p>156</text:p>
          </table:table-cell>
          <table:table-cell table:formula="of:=[.A29]/12" office:value-type="float" office:value="13" calcext:value-type="float">
            <text:p>13</text:p>
          </table:table-cell>
          <table:table-cell table:formula="of:=([.$G$3]+([.$G$3]*[.$G$7]*[.A29]))/[.A29]" office:value-type="float" office:value="1057.69230769231" calcext:value-type="float">
            <text:p>1058</text:p>
          </table:table-cell>
          <table:table-cell table:formula="of:=([.C29]*[.A29])-[.$G$3]" office:value-type="float" office:value="65000" calcext:value-type="float">
            <text:p>65000</text:p>
          </table:table-cell>
          <table:table-cell table:formula="of:=[.C29]/[.$G$2]" office:value-type="percentage" office:value="0.162721893491124" calcext:value-type="percentage">
            <text:p>16.27%</text:p>
          </table:table-cell>
          <table:table-cell table:formula="of:=[.$G$3]*[.$G$11]/(1-((1+[.$G$11])^-[.A29]))" office:value-type="float" office:value="873.059701631639" calcext:value-type="float">
            <text:p>873</text:p>
          </table:table-cell>
          <table:table-cell table:formula="of:=([.F29]*[.A29])-[.$G$3]" office:value-type="float" office:value="36197.3134545357" calcext:value-type="float">
            <text:p>36197</text:p>
          </table:table-cell>
          <table:table-cell table:formula="of:=[.F29]/[.$G$2]" office:value-type="percentage" office:value="0.134316877174098" calcext:value-type="percentage">
            <text:p>13.43%</text:p>
          </table:table-cell>
          <table:table-cell table:number-columns-repeated="2"/>
        </table:table-row>
        <table:table-row table:style-name="ro2">
          <table:table-cell table:formula="of:=[.A29]+12" office:value-type="float" office:value="168" calcext:value-type="float">
            <text:p>168</text:p>
          </table:table-cell>
          <table:table-cell table:formula="of:=[.A30]/12" office:value-type="float" office:value="14" calcext:value-type="float">
            <text:p>14</text:p>
          </table:table-cell>
          <table:table-cell table:formula="of:=([.$G$3]+([.$G$3]*[.$G$7]*[.A30]))/[.A30]" office:value-type="float" office:value="1011.90476190476" calcext:value-type="float">
            <text:p>1012</text:p>
          </table:table-cell>
          <table:table-cell table:formula="of:=([.C30]*[.A30])-[.$G$3]" office:value-type="float" office:value="70000" calcext:value-type="float">
            <text:p>70000</text:p>
          </table:table-cell>
          <table:table-cell table:formula="of:=[.C30]/[.$G$2]" office:value-type="percentage" office:value="0.155677655677656" calcext:value-type="percentage">
            <text:p>15.57%</text:p>
          </table:table-cell>
          <table:table-cell table:formula="of:=[.$G$3]*[.$G$11]/(1-((1+[.$G$11])^-[.A30]))" office:value-type="float" office:value="828.8707111872" calcext:value-type="float">
            <text:p>829</text:p>
          </table:table-cell>
          <table:table-cell table:formula="of:=([.F30]*[.A30])-[.$G$3]" office:value-type="float" office:value="39250.2794794497" calcext:value-type="float">
            <text:p>39250</text:p>
          </table:table-cell>
          <table:table-cell table:formula="of:=[.F30]/[.$G$2]" office:value-type="percentage" office:value="0.127518570951877" calcext:value-type="percentage">
            <text:p>12.75%</text:p>
          </table:table-cell>
          <table:table-cell table:number-columns-repeated="2"/>
        </table:table-row>
        <table:table-row table:style-name="ro2">
          <table:table-cell table:formula="of:=[.A30]+12" office:value-type="float" office:value="180" calcext:value-type="float">
            <text:p>180</text:p>
          </table:table-cell>
          <table:table-cell table:formula="of:=[.A31]/12" office:value-type="float" office:value="15" calcext:value-type="float">
            <text:p>15</text:p>
          </table:table-cell>
          <table:table-cell table:formula="of:=([.$G$3]+([.$G$3]*[.$G$7]*[.A31]))/[.A31]" office:value-type="float" office:value="972.222222222222" calcext:value-type="float">
            <text:p>972</text:p>
          </table:table-cell>
          <table:table-cell table:formula="of:=([.C31]*[.A31])-[.$G$3]" office:value-type="float" office:value="75000" calcext:value-type="float">
            <text:p>75000</text:p>
          </table:table-cell>
          <table:table-cell table:formula="of:=[.C31]/[.$G$2]" office:value-type="percentage" office:value="0.14957264957265" calcext:value-type="percentage">
            <text:p>14.96%</text:p>
          </table:table-cell>
          <table:table-cell table:formula="of:=[.$G$3]*[.$G$11]/(1-((1+[.$G$11])^-[.A31]))" office:value-type="float" office:value="790.793626741546" calcext:value-type="float">
            <text:p>791</text:p>
          </table:table-cell>
          <table:table-cell table:formula="of:=([.F31]*[.A31])-[.$G$3]" office:value-type="float" office:value="42342.8528134784" calcext:value-type="float">
            <text:p>42343</text:p>
          </table:table-cell>
          <table:table-cell table:formula="of:=[.F31]/[.$G$2]" office:value-type="percentage" office:value="0.121660557960238" calcext:value-type="percentage">
            <text:p>12.17%</text:p>
          </table:table-cell>
          <table:table-cell table:number-columns-repeated="2"/>
        </table:table-row>
        <table:table-row table:style-name="ro2">
          <table:table-cell table:formula="of:=[.A31]+12" office:value-type="float" office:value="192" calcext:value-type="float">
            <text:p>192</text:p>
          </table:table-cell>
          <table:table-cell table:formula="of:=[.A32]/12" office:value-type="float" office:value="16" calcext:value-type="float">
            <text:p>16</text:p>
          </table:table-cell>
          <table:table-cell table:formula="of:=([.$G$3]+([.$G$3]*[.$G$7]*[.A32]))/[.A32]" office:value-type="float" office:value="937.5" calcext:value-type="float">
            <text:p>938</text:p>
          </table:table-cell>
          <table:table-cell table:formula="of:=([.C32]*[.A32])-[.$G$3]" office:value-type="float" office:value="80000" calcext:value-type="float">
            <text:p>80000</text:p>
          </table:table-cell>
          <table:table-cell table:formula="of:=[.C32]/[.$G$2]" office:value-type="percentage" office:value="0.144230769230769" calcext:value-type="percentage">
            <text:p>14.42%</text:p>
          </table:table-cell>
          <table:table-cell table:formula="of:=[.$G$3]*[.$G$11]/(1-((1+[.$G$11])^-[.A32]))" office:value-type="float" office:value="757.680996624243" calcext:value-type="float">
            <text:p>758</text:p>
          </table:table-cell>
          <table:table-cell table:formula="of:=([.F32]*[.A32])-[.$G$3]" office:value-type="float" office:value="45474.7513518546" calcext:value-type="float">
            <text:p>45475</text:p>
          </table:table-cell>
          <table:table-cell table:formula="of:=[.F32]/[.$G$2]" office:value-type="percentage" office:value="0.11656630717296" calcext:value-type="percentage">
            <text:p>11.66%</text:p>
          </table:table-cell>
          <table:table-cell table:number-columns-repeated="2"/>
        </table:table-row>
        <table:table-row table:style-name="ro2">
          <table:table-cell table:formula="of:=[.A32]+12" office:value-type="float" office:value="204" calcext:value-type="float">
            <text:p>204</text:p>
          </table:table-cell>
          <table:table-cell table:formula="of:=[.A33]/12" office:value-type="float" office:value="17" calcext:value-type="float">
            <text:p>17</text:p>
          </table:table-cell>
          <table:table-cell table:formula="of:=([.$G$3]+([.$G$3]*[.$G$7]*[.A33]))/[.A33]" office:value-type="float" office:value="906.862745098039" calcext:value-type="float">
            <text:p>907</text:p>
          </table:table-cell>
          <table:table-cell table:formula="of:=([.C33]*[.A33])-[.$G$3]" office:value-type="float" office:value="85000" calcext:value-type="float">
            <text:p>85000</text:p>
          </table:table-cell>
          <table:table-cell table:formula="of:=[.C33]/[.$G$2]" office:value-type="percentage" office:value="0.139517345399698" calcext:value-type="percentage">
            <text:p>13.95%</text:p>
          </table:table-cell>
          <table:table-cell table:formula="of:=[.$G$3]*[.$G$11]/(1-((1+[.$G$11])^-[.A33]))" office:value-type="float" office:value="728.655275355016" calcext:value-type="float">
            <text:p>729</text:p>
          </table:table-cell>
          <table:table-cell table:formula="of:=([.F33]*[.A33])-[.$G$3]" office:value-type="float" office:value="48645.6761724233" calcext:value-type="float">
            <text:p>48646</text:p>
          </table:table-cell>
          <table:table-cell table:formula="of:=[.F33]/[.$G$2]" office:value-type="percentage" office:value="0.112100811593079" calcext:value-type="percentage">
            <text:p>11.21%</text:p>
          </table:table-cell>
          <table:table-cell table:number-columns-repeated="2"/>
        </table:table-row>
        <table:table-row table:style-name="ro2">
          <table:table-cell table:formula="of:=[.A33]+12" office:value-type="float" office:value="216" calcext:value-type="float">
            <text:p>216</text:p>
          </table:table-cell>
          <table:table-cell table:formula="of:=[.A34]/12" office:value-type="float" office:value="18" calcext:value-type="float">
            <text:p>18</text:p>
          </table:table-cell>
          <table:table-cell table:formula="of:=([.$G$3]+([.$G$3]*[.$G$7]*[.A34]))/[.A34]" office:value-type="float" office:value="879.62962962963" calcext:value-type="float">
            <text:p>880</text:p>
          </table:table-cell>
          <table:table-cell table:formula="of:=([.C34]*[.A34])-[.$G$3]" office:value-type="float" office:value="90000" calcext:value-type="float">
            <text:p>90000</text:p>
          </table:table-cell>
          <table:table-cell table:formula="of:=[.C34]/[.$G$2]" office:value-type="percentage" office:value="0.135327635327635" calcext:value-type="percentage">
            <text:p>13.53%</text:p>
          </table:table-cell>
          <table:table-cell table:formula="of:=[.$G$3]*[.$G$11]/(1-((1+[.$G$11])^-[.A34]))" office:value-type="float" office:value="703.033851997704" calcext:value-type="float">
            <text:p>703</text:p>
          </table:table-cell>
          <table:table-cell table:formula="of:=([.F34]*[.A34])-[.$G$3]" office:value-type="float" office:value="51855.312031504" calcext:value-type="float">
            <text:p>51855</text:p>
          </table:table-cell>
          <table:table-cell table:formula="of:=[.F34]/[.$G$2]" office:value-type="percentage" office:value="0.108159054153493" calcext:value-type="percentage">
            <text:p>10.82%</text:p>
          </table:table-cell>
          <table:table-cell table:number-columns-repeated="2"/>
        </table:table-row>
        <table:table-row table:style-name="ro2">
          <table:table-cell table:formula="of:=[.A34]+12" office:value-type="float" office:value="228" calcext:value-type="float">
            <text:p>228</text:p>
          </table:table-cell>
          <table:table-cell table:formula="of:=[.A35]/12" office:value-type="float" office:value="19" calcext:value-type="float">
            <text:p>19</text:p>
          </table:table-cell>
          <table:table-cell table:formula="of:=([.$G$3]+([.$G$3]*[.$G$7]*[.A35]))/[.A35]" office:value-type="float" office:value="855.263157894737" calcext:value-type="float">
            <text:p>855</text:p>
          </table:table-cell>
          <table:table-cell table:formula="of:=([.C35]*[.A35])-[.$G$3]" office:value-type="float" office:value="95000" calcext:value-type="float">
            <text:p>95000</text:p>
          </table:table-cell>
          <table:table-cell table:formula="of:=[.C35]/[.$G$2]" office:value-type="percentage" office:value="0.131578947368421" calcext:value-type="percentage">
            <text:p>13.16%</text:p>
          </table:table-cell>
          <table:table-cell table:formula="of:=[.$G$3]*[.$G$11]/(1-((1+[.$G$11])^-[.A35]))" office:value-type="float" office:value="680.277753868341" calcext:value-type="float">
            <text:p>680</text:p>
          </table:table-cell>
          <table:table-cell table:formula="of:=([.F35]*[.A35])-[.$G$3]" office:value-type="float" office:value="55103.3278819818" calcext:value-type="float">
            <text:p>55103</text:p>
          </table:table-cell>
          <table:table-cell table:formula="of:=[.F35]/[.$G$2]" office:value-type="percentage" office:value="0.104658115979745" calcext:value-type="percentage">
            <text:p>10.47%</text:p>
          </table:table-cell>
          <table:table-cell table:number-columns-repeated="2"/>
        </table:table-row>
        <table:table-row table:style-name="ro2">
          <table:table-cell table:style-name="ce8" table:formula="of:=[.A35]+12" office:value-type="float" office:value="240" calcext:value-type="float">
            <text:p>240</text:p>
          </table:table-cell>
          <table:table-cell table:style-name="ce42" table:formula="of:=[.A36]/12" office:value-type="float" office:value="20" calcext:value-type="float">
            <text:p>20</text:p>
          </table:table-cell>
          <table:table-cell table:style-name="ce12" table:formula="of:=([.$G$3]+([.$G$3]*[.$G$7]*[.A36]))/[.A36]" office:value-type="float" office:value="833.333333333333" calcext:value-type="float">
            <text:p>833</text:p>
          </table:table-cell>
          <table:table-cell table:style-name="ce12" table:formula="of:=([.C36]*[.A36])-[.$G$3]" office:value-type="float" office:value="100000" calcext:value-type="float">
            <text:p>100000</text:p>
          </table:table-cell>
          <table:table-cell table:style-name="ce17" table:formula="of:=[.C36]/[.$G$2]" office:value-type="percentage" office:value="0.128205128205128" calcext:value-type="percentage">
            <text:p>12.82%</text:p>
          </table:table-cell>
          <table:table-cell table:style-name="ce21" table:formula="of:=[.$G$3]*[.$G$11]/(1-((1+[.$G$11])^-[.A36]))" office:value-type="float" office:value="659.955739216659" calcext:value-type="float">
            <text:p>660</text:p>
          </table:table-cell>
          <table:table-cell table:style-name="ce12" table:formula="of:=([.F36]*[.A36])-[.$G$3]" office:value-type="float" office:value="58389.3774119981" calcext:value-type="float">
            <text:p>58389</text:p>
          </table:table-cell>
          <table:table-cell table:style-name="ce31" table:formula="of:=[.F36]/[.$G$2]" office:value-type="percentage" office:value="0.101531652187178" calcext:value-type="percentage">
            <text:p>10.15%</text:p>
          </table:table-cell>
          <table:table-cell table:number-columns-repeated="2"/>
        </table:table-row>
        <calcext:conditional-formats>
          <calcext:conditional-format calcext:target-range-address="Sheet1.E17:Sheet1.E36">
            <calcext:condition calcext:apply-style-name="Bad" calcext:value="&gt;=0.4" calcext:base-cell-address="Sheet1.E17"/>
          </calcext:conditional-format>
          <calcext:conditional-format calcext:target-range-address="Sheet1.H17:Sheet1.H36">
            <calcext:condition calcext:apply-style-name="Bad" calcext:value="&gt;0.4" calcext:base-cell-address="Sheet1.H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6" loext:min-decimal-places="16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/00/0000</text:date>, <text:time style:data-style-name="N2" text:time-value="22:56:30.6078097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5T15:24:28.856674163</meta:creation-date>
    <dc:date>2024-02-16T12:55:29.325894022</dc:date>
    <meta:editing-duration>PT1H21M40S</meta:editing-duration>
    <meta:editing-cycles>17</meta:editing-cycles>
    <meta:generator>LibreOffice/6.4.7.2$Linux_X86_64 LibreOffice_project/40$Build-2</meta:generator>
    <meta:document-statistic meta:table-count="1" meta:cell-count="187" meta:object-count="3"/>
    <meta:user-defined meta:name="ProgId">Excel.Sheet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86cm" svg:y="0.316cm" chart:style-name="ch2">
          <text:p>Comparing monthly payment</text:p>
        </chart:title>
        <chart:legend chart:legend-position="end" svg:x="13.737cm" svg:y="3.952cm" style:legend-expansion="high" chart:style-name="ch3"/>
        <chart:plot-area chart:style-name="ch4" table:cell-range-address="Sheet1.A17:Sheet1.A36 Sheet1.C17:Sheet1.C36 Sheet1.F17:Sheet1.F36" chart:data-source-has-labels="row" svg:x="1.331cm" svg:y="1.275cm" svg:width="12.086cm" svg:height="6.564cm">
          <chartooo:coordinate-region svg:x="2.323cm" svg:y="1.474cm" svg:width="10.629cm" svg:height="5.718cm"/>
          <chart:axis chart:dimension="x" chart:name="primary-x" chart:style-name="ch5">
            <chart:title svg:x="6.788cm" svg:y="8.019cm" chart:style-name="ch6">
              <text:p>Months</text:p>
            </chart:title>
          </chart:axis>
          <chart:axis chart:dimension="y" chart:name="primary-y" chart:style-name="ch7">
            <chart:title svg:x="0.451cm" svg:y="6.228cm" chart:style-name="ch8">
              <text:p>Monthly repayment ($)</text:p>
            </chart:title>
            <chart:grid chart:style-name="ch9" chart:class="major"/>
          </chart:axis>
          <chart:series chart:style-name="ch10" chart:values-cell-range-address="Sheet1.C17:Sheet1.C36" loext:label-string="flat_rate" chart:class="chart:scatter">
            <chart:domain table:cell-range-address="Sheet1.A17:Sheet1.A36"/>
            <chart:data-point chart:repeated="20"/>
          </chart:series>
          <chart:series chart:style-name="ch11" chart:values-cell-range-address="Sheet1.F17:Sheet1.F36" loext:label-string="amortized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at_rate</text:p>
              </table:table-cell>
              <table:table-cell office:value-type="string">
                <text:p>amortiz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Sheet1.A17:Sheet1.A36</svg:desc>
                </draw:g>
              </table:table-cell>
              <table:table-cell office:value-type="float" office:value="8750">
                <text:p>8750</text:p>
                <draw:g>
                  <svg:desc>Sheet1.C17:Sheet1.C36</svg:desc>
                </draw:g>
              </table:table-cell>
              <table:table-cell office:value-type="float" office:value="8560.74817884674">
                <text:p>8560.74817884674</text:p>
                <draw:g>
                  <svg:desc>Sheet1.F17:Sheet1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4583.33333333333">
                <text:p>4583.33333333333</text:p>
              </table:table-cell>
              <table:table-cell office:value-type="float" office:value="4387.13897340686">
                <text:p>4387.138973406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3194.44444444444">
                <text:p>3194.44444444444</text:p>
              </table:table-cell>
              <table:table-cell office:value-type="float" office:value="2997.08971046656">
                <text:p>2997.08971046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2500">
                <text:p>2500</text:p>
              </table:table-cell>
              <table:table-cell office:value-type="float" office:value="2302.92935706466">
                <text:p>2302.92935706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2083.33333333333">
                <text:p>2083.33333333333</text:p>
              </table:table-cell>
              <table:table-cell office:value-type="float" office:value="1887.1233644011">
                <text:p>1887.1233644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">
                <text:p>72</text:p>
              </table:table-cell>
              <table:table-cell office:value-type="float" office:value="1805.55555555556">
                <text:p>1805.55555555556</text:p>
              </table:table-cell>
              <table:table-cell office:value-type="float" office:value="1610.4932661451">
                <text:p>1610.49326614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">
                <text:p>84</text:p>
              </table:table-cell>
              <table:table-cell office:value-type="float" office:value="1607.14285714286">
                <text:p>1607.14285714286</text:p>
              </table:table-cell>
              <table:table-cell office:value-type="float" office:value="1413.39090719071">
                <text:p>1413.390907190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">
                <text:p>96</text:p>
              </table:table-cell>
              <table:table-cell office:value-type="float" office:value="1458.33333333333">
                <text:p>1458.33333333333</text:p>
              </table:table-cell>
              <table:table-cell office:value-type="float" office:value="1265.99200121238">
                <text:p>1265.992001212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">
                <text:p>108</text:p>
              </table:table-cell>
              <table:table-cell office:value-type="float" office:value="1342.59259259259">
                <text:p>1342.59259259259</text:p>
              </table:table-cell>
              <table:table-cell office:value-type="float" office:value="1151.72731683647">
                <text:p>1151.72731683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1250">
                <text:p>1250</text:p>
              </table:table-cell>
              <table:table-cell office:value-type="float" office:value="1060.65515239076">
                <text:p>1060.655152390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">
                <text:p>132</text:p>
              </table:table-cell>
              <table:table-cell office:value-type="float" office:value="1174.24242424242">
                <text:p>1174.24242424242</text:p>
              </table:table-cell>
              <table:table-cell office:value-type="float" office:value="986.448824675521">
                <text:p>986.4488246755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">
                <text:p>144</text:p>
              </table:table-cell>
              <table:table-cell office:value-type="float" office:value="1111.11111111111">
                <text:p>1111.11111111111</text:p>
              </table:table-cell>
              <table:table-cell office:value-type="float" office:value="924.890413569855">
                <text:p>924.890413569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6">
                <text:p>156</text:p>
              </table:table-cell>
              <table:table-cell office:value-type="float" office:value="1057.69230769231">
                <text:p>1057.69230769231</text:p>
              </table:table-cell>
              <table:table-cell office:value-type="float" office:value="873.059701631639">
                <text:p>873.059701631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8">
                <text:p>168</text:p>
              </table:table-cell>
              <table:table-cell office:value-type="float" office:value="1011.90476190476">
                <text:p>1011.90476190476</text:p>
              </table:table-cell>
              <table:table-cell office:value-type="float" office:value="828.8707111872">
                <text:p>828.87071118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">
                <text:p>180</text:p>
              </table:table-cell>
              <table:table-cell office:value-type="float" office:value="972.222222222222">
                <text:p>972.222222222222</text:p>
              </table:table-cell>
              <table:table-cell office:value-type="float" office:value="790.793626741546">
                <text:p>790.7936267415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2">
                <text:p>192</text:p>
              </table:table-cell>
              <table:table-cell office:value-type="float" office:value="937.5">
                <text:p>937.5</text:p>
              </table:table-cell>
              <table:table-cell office:value-type="float" office:value="757.680996624243">
                <text:p>757.6809966242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4">
                <text:p>204</text:p>
              </table:table-cell>
              <table:table-cell office:value-type="float" office:value="906.862745098039">
                <text:p>906.862745098039</text:p>
              </table:table-cell>
              <table:table-cell office:value-type="float" office:value="728.655275355016">
                <text:p>728.6552753550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6">
                <text:p>216</text:p>
              </table:table-cell>
              <table:table-cell office:value-type="float" office:value="879.62962962963">
                <text:p>879.62962962963</text:p>
              </table:table-cell>
              <table:table-cell office:value-type="float" office:value="703.033851997704">
                <text:p>703.0338519977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8">
                <text:p>228</text:p>
              </table:table-cell>
              <table:table-cell office:value-type="float" office:value="855.263157894737">
                <text:p>855.263157894737</text:p>
              </table:table-cell>
              <table:table-cell office:value-type="float" office:value="680.277753868341">
                <text:p>680.2777538683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0">
                <text:p>240</text:p>
              </table:table-cell>
              <table:table-cell office:value-type="float" office:value="833.333333333333">
                <text:p>833.333333333333</text:p>
              </table:table-cell>
              <table:table-cell office:value-type="float" office:value="659.955739216659">
                <text:p>659.9557392166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49cm" svg:y="0.316cm" chart:style-name="ch2">
          <text:p>Comparing gearing ratio</text:p>
        </chart:title>
        <chart:legend chart:legend-position="end" svg:x="13.737cm" svg:y="3.952cm" style:legend-expansion="high" chart:style-name="ch3"/>
        <chart:plot-area chart:style-name="ch4" table:cell-range-address="Sheet1.A17:Sheet1.A36 Sheet1.E17:Sheet1.E36 Sheet1.H17:Sheet1.H36" chart:data-source-has-labels="row" svg:x="1.331cm" svg:y="1.275cm" svg:width="12.086cm" svg:height="6.564cm">
          <chartooo:coordinate-region svg:x="2.746cm" svg:y="1.474cm" svg:width="10.206cm" svg:height="5.718cm"/>
          <chart:axis chart:dimension="x" chart:name="primary-x" chart:style-name="ch5">
            <chart:title svg:x="6.788cm" svg:y="8.019cm" chart:style-name="ch6">
              <text:p>Months</text:p>
            </chart:title>
          </chart:axis>
          <chart:axis chart:dimension="y" chart:name="primary-y" chart:style-name="ch7">
            <chart:title svg:x="0.451cm" svg:y="6.228cm" chart:style-name="ch8">
              <text:p>Monthly repayment ($)</text:p>
            </chart:title>
            <chart:grid chart:style-name="ch9" chart:class="major"/>
          </chart:axis>
          <chart:series chart:style-name="ch10" chart:values-cell-range-address="Sheet1.E17:Sheet1.E36" loext:label-string="flat_rate" chart:class="chart:scatter">
            <chart:domain table:cell-range-address="Sheet1.A17:Sheet1.A36"/>
            <chart:data-point chart:repeated="20"/>
          </chart:series>
          <chart:series chart:style-name="ch11" chart:values-cell-range-address="Sheet1.H17:Sheet1.H36" loext:label-string="amortized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at_rate</text:p>
              </table:table-cell>
              <table:table-cell office:value-type="string">
                <text:p>amortiz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Sheet1.A17:Sheet1.A36</svg:desc>
                </draw:g>
              </table:table-cell>
              <table:table-cell office:value-type="float" office:value="1.34615384615385">
                <text:p>1.34615384615385</text:p>
                <draw:g>
                  <svg:desc>Sheet1.E17:Sheet1.E36</svg:desc>
                </draw:g>
              </table:table-cell>
              <table:table-cell office:value-type="float" office:value="1.31703818136104">
                <text:p>1.31703818136104</text:p>
                <draw:g>
                  <svg:desc>Sheet1.H17:Sheet1.H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0.705128205128205">
                <text:p>0.705128205128205</text:p>
              </table:table-cell>
              <table:table-cell office:value-type="float" office:value="0.674944457447209">
                <text:p>0.6749444574472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0.491452991452991">
                <text:p>0.491452991452991</text:p>
              </table:table-cell>
              <table:table-cell office:value-type="float" office:value="0.461090724687163">
                <text:p>0.461090724687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.354296824163794">
                <text:p>0.354296824163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.320512820512821">
                <text:p>0.320512820512821</text:p>
              </table:table-cell>
              <table:table-cell office:value-type="float" office:value="0.290326671446323">
                <text:p>0.290326671446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">
                <text:p>72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47768194791553">
                <text:p>0.2477681947915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">
                <text:p>84</text:p>
              </table:table-cell>
              <table:table-cell office:value-type="float" office:value="0.247252747252747">
                <text:p>0.247252747252747</text:p>
              </table:table-cell>
              <table:table-cell office:value-type="float" office:value="0.217444754952416">
                <text:p>0.2174447549524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">
                <text:p>96</text:p>
              </table:table-cell>
              <table:table-cell office:value-type="float" office:value="0.224358974358974">
                <text:p>0.224358974358974</text:p>
              </table:table-cell>
              <table:table-cell office:value-type="float" office:value="0.19476800018652">
                <text:p>0.19476800018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">
                <text:p>108</text:p>
              </table:table-cell>
              <table:table-cell office:value-type="float" office:value="0.206552706552707">
                <text:p>0.206552706552707</text:p>
              </table:table-cell>
              <table:table-cell office:value-type="float" office:value="0.177188817974842">
                <text:p>0.1771888179748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0.163177715752424">
                <text:p>0.1631777157524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">
                <text:p>132</text:p>
              </table:table-cell>
              <table:table-cell office:value-type="float" office:value="0.180652680652681">
                <text:p>0.180652680652681</text:p>
              </table:table-cell>
              <table:table-cell office:value-type="float" office:value="0.151761357642388">
                <text:p>0.1517613576423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">
                <text:p>144</text:p>
              </table:table-cell>
              <table:table-cell office:value-type="float" office:value="0.170940170940171">
                <text:p>0.170940170940171</text:p>
              </table:table-cell>
              <table:table-cell office:value-type="float" office:value="0.142290832856901">
                <text:p>0.142290832856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6">
                <text:p>156</text:p>
              </table:table-cell>
              <table:table-cell office:value-type="float" office:value="0.162721893491124">
                <text:p>0.162721893491124</text:p>
              </table:table-cell>
              <table:table-cell office:value-type="float" office:value="0.134316877174098">
                <text:p>0.1343168771740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8">
                <text:p>168</text:p>
              </table:table-cell>
              <table:table-cell office:value-type="float" office:value="0.155677655677656">
                <text:p>0.155677655677656</text:p>
              </table:table-cell>
              <table:table-cell office:value-type="float" office:value="0.127518570951877">
                <text:p>0.127518570951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">
                <text:p>180</text:p>
              </table:table-cell>
              <table:table-cell office:value-type="float" office:value="0.14957264957265">
                <text:p>0.14957264957265</text:p>
              </table:table-cell>
              <table:table-cell office:value-type="float" office:value="0.121660557960238">
                <text:p>0.121660557960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2">
                <text:p>192</text:p>
              </table:table-cell>
              <table:table-cell office:value-type="float" office:value="0.144230769230769">
                <text:p>0.144230769230769</text:p>
              </table:table-cell>
              <table:table-cell office:value-type="float" office:value="0.11656630717296">
                <text:p>0.11656630717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4">
                <text:p>204</text:p>
              </table:table-cell>
              <table:table-cell office:value-type="float" office:value="0.139517345399698">
                <text:p>0.139517345399698</text:p>
              </table:table-cell>
              <table:table-cell office:value-type="float" office:value="0.112100811593079">
                <text:p>0.1121008115930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6">
                <text:p>216</text:p>
              </table:table-cell>
              <table:table-cell office:value-type="float" office:value="0.135327635327635">
                <text:p>0.135327635327635</text:p>
              </table:table-cell>
              <table:table-cell office:value-type="float" office:value="0.108159054153493">
                <text:p>0.1081590541534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8">
                <text:p>228</text:p>
              </table:table-cell>
              <table:table-cell office:value-type="float" office:value="0.131578947368421">
                <text:p>0.131578947368421</text:p>
              </table:table-cell>
              <table:table-cell office:value-type="float" office:value="0.104658115979745">
                <text:p>0.1046581159797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0">
                <text:p>240</text:p>
              </table:table-cell>
              <table:table-cell office:value-type="float" office:value="0.128205128205128">
                <text:p>0.128205128205128</text:p>
              </table:table-cell>
              <table:table-cell office:value-type="float" office:value="0.101531652187178">
                <text:p>0.1015316521871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62cm" svg:y="0.316cm" chart:style-name="ch2">
          <text:p>Comparing interest paid</text:p>
        </chart:title>
        <chart:legend chart:legend-position="end" svg:x="13.737cm" svg:y="3.952cm" style:legend-expansion="high" chart:style-name="ch3"/>
        <chart:plot-area chart:style-name="ch4" table:cell-range-address="Sheet1.A17:Sheet1.A36 Sheet1.D17:Sheet1.D36 Sheet1.G17:Sheet1.G36" chart:data-source-has-labels="row" svg:x="1.331cm" svg:y="1.275cm" svg:width="12.086cm" svg:height="6.564cm">
          <chartooo:coordinate-region svg:x="2.508cm" svg:y="1.474cm" svg:width="10.444cm" svg:height="5.718cm"/>
          <chart:axis chart:dimension="x" chart:name="primary-x" chart:style-name="ch5">
            <chart:title svg:x="6.788cm" svg:y="8.019cm" chart:style-name="ch6">
              <text:p>Months</text:p>
            </chart:title>
          </chart:axis>
          <chart:axis chart:dimension="y" chart:name="primary-y" chart:style-name="ch7">
            <chart:title svg:x="0.451cm" svg:y="6.228cm" chart:style-name="ch8">
              <text:p>Monthly repayment ($)</text:p>
            </chart:title>
            <chart:grid chart:style-name="ch9" chart:class="major"/>
          </chart:axis>
          <chart:series chart:style-name="ch10" chart:values-cell-range-address="Sheet1.D17:Sheet1.D36" loext:label-string="flat_rate" chart:class="chart:scatter">
            <chart:domain table:cell-range-address="Sheet1.A17:Sheet1.A36"/>
            <chart:data-point chart:repeated="20"/>
          </chart:series>
          <chart:series chart:style-name="ch11" chart:values-cell-range-address="Sheet1.G17:Sheet1.G36" loext:label-string="amortized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at_rate</text:p>
              </table:table-cell>
              <table:table-cell office:value-type="string">
                <text:p>amortiz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Sheet1.A17:Sheet1.A36</svg:desc>
                </draw:g>
              </table:table-cell>
              <table:table-cell office:value-type="float" office:value="5000">
                <text:p>5000</text:p>
                <draw:g>
                  <svg:desc>Sheet1.D17:Sheet1.D36</svg:desc>
                </draw:g>
              </table:table-cell>
              <table:table-cell office:value-type="float" office:value="2728.97814616085">
                <text:p>2728.97814616085</text:p>
                <draw:g>
                  <svg:desc>Sheet1.G17:Sheet1.G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0000">
                <text:p>10000</text:p>
              </table:table-cell>
              <table:table-cell office:value-type="float" office:value="5291.33536176456">
                <text:p>5291.335361764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15000">
                <text:p>15000</text:p>
              </table:table-cell>
              <table:table-cell office:value-type="float" office:value="7895.22957679605">
                <text:p>7895.22957679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20000">
                <text:p>20000</text:p>
              </table:table-cell>
              <table:table-cell office:value-type="float" office:value="10540.6091391036">
                <text:p>10540.6091391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25000">
                <text:p>25000</text:p>
              </table:table-cell>
              <table:table-cell office:value-type="float" office:value="13227.4018640659">
                <text:p>13227.4018640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">
                <text:p>72</text:p>
              </table:table-cell>
              <table:table-cell office:value-type="float" office:value="30000">
                <text:p>30000</text:p>
              </table:table-cell>
              <table:table-cell office:value-type="float" office:value="15955.515162447">
                <text:p>15955.5151624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">
                <text:p>84</text:p>
              </table:table-cell>
              <table:table-cell office:value-type="float" office:value="35000">
                <text:p>35000</text:p>
              </table:table-cell>
              <table:table-cell office:value-type="float" office:value="18724.8362040192">
                <text:p>18724.8362040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">
                <text:p>96</text:p>
              </table:table-cell>
              <table:table-cell office:value-type="float" office:value="40000">
                <text:p>40000</text:p>
              </table:table-cell>
              <table:table-cell office:value-type="float" office:value="21535.2321163888">
                <text:p>21535.2321163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">
                <text:p>108</text:p>
              </table:table-cell>
              <table:table-cell office:value-type="float" office:value="45000">
                <text:p>45000</text:p>
              </table:table-cell>
              <table:table-cell office:value-type="float" office:value="24386.550218339">
                <text:p>24386.5502183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50000">
                <text:p>50000</text:p>
              </table:table-cell>
              <table:table-cell office:value-type="float" office:value="27278.6182868906">
                <text:p>27278.6182868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">
                <text:p>132</text:p>
              </table:table-cell>
              <table:table-cell office:value-type="float" office:value="55000">
                <text:p>55000</text:p>
              </table:table-cell>
              <table:table-cell office:value-type="float" office:value="30211.2448571688">
                <text:p>30211.24485716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">
                <text:p>144</text:p>
              </table:table-cell>
              <table:table-cell office:value-type="float" office:value="60000">
                <text:p>60000</text:p>
              </table:table-cell>
              <table:table-cell office:value-type="float" office:value="33184.2195540591">
                <text:p>33184.21955405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6">
                <text:p>156</text:p>
              </table:table-cell>
              <table:table-cell office:value-type="float" office:value="65000">
                <text:p>65000</text:p>
              </table:table-cell>
              <table:table-cell office:value-type="float" office:value="36197.3134545357">
                <text:p>36197.31345453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8">
                <text:p>168</text:p>
              </table:table-cell>
              <table:table-cell office:value-type="float" office:value="70000">
                <text:p>70000</text:p>
              </table:table-cell>
              <table:table-cell office:value-type="float" office:value="39250.2794794497">
                <text:p>39250.27947944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">
                <text:p>180</text:p>
              </table:table-cell>
              <table:table-cell office:value-type="float" office:value="75000">
                <text:p>75000</text:p>
              </table:table-cell>
              <table:table-cell office:value-type="float" office:value="42342.8528134784">
                <text:p>42342.8528134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2">
                <text:p>192</text:p>
              </table:table-cell>
              <table:table-cell office:value-type="float" office:value="80000">
                <text:p>80000</text:p>
              </table:table-cell>
              <table:table-cell office:value-type="float" office:value="45474.7513518546">
                <text:p>45474.75135185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4">
                <text:p>204</text:p>
              </table:table-cell>
              <table:table-cell office:value-type="float" office:value="85000">
                <text:p>85000</text:p>
              </table:table-cell>
              <table:table-cell office:value-type="float" office:value="48645.6761724233">
                <text:p>48645.67617242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6">
                <text:p>216</text:p>
              </table:table-cell>
              <table:table-cell office:value-type="float" office:value="90000">
                <text:p>90000</text:p>
              </table:table-cell>
              <table:table-cell office:value-type="float" office:value="51855.312031504">
                <text:p>51855.3120315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8">
                <text:p>228</text:p>
              </table:table-cell>
              <table:table-cell office:value-type="float" office:value="95000">
                <text:p>95000</text:p>
              </table:table-cell>
              <table:table-cell office:value-type="float" office:value="55103.3278819818">
                <text:p>55103.32788198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0">
                <text:p>240</text:p>
              </table:table-cell>
              <table:table-cell office:value-type="float" office:value="100000">
                <text:p>100000</text:p>
              </table:table-cell>
              <table:table-cell office:value-type="float" office:value="58389.3774119981">
                <text:p>58389.37741199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